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charset="x-symbol"/>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Segoe UI" svg:font-family="'Segoe UI'"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10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4" style:family="table-cell" style:data-style-name="N100">
      <style:table-cell-properties fo:padding="0.0382in" fo:border-left="0.0007in solid #000000" fo:border-right="none" fo:border-top="none" fo:border-bottom="0.0007in solid #000000"/>
    </style:style>
    <style:style style:name="Table5.D4" style:family="table-cell" style:data-style-name="N76">
      <style:table-cell-properties fo:padding="0.0382in" fo:border-left="0.0007in solid #000000" fo:border-right="0.0007in solid #000000" fo:border-top="none" fo:border-bottom="0.0007in solid #000000"/>
    </style:style>
    <style:style style:name="Table5.6" style:family="table-row">
      <style:table-row-properties fo:background-color="transparent" style:keep-together="true" fo:keep-together="auto">
        <style:background-image/>
      </style:table-row-properties>
    </style:style>
    <style:style style:name="Table5.D6" style:family="table-cell" style:data-style-name="N76">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5.D8"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5.D9" style:family="table-cell" style:data-style-name="N80">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Table_20_Contents">
      <style:paragraph-properties fo:line-height="150%"/>
      <style:text-properties fo:font-size="9pt" style:font-size-asian="9pt" style:font-size-complex="9pt"/>
    </style:style>
    <style:style style:name="P8" style:family="paragraph" style:parent-style-name="Standard">
      <style:paragraph-properties fo:line-height="150%"/>
    </style:style>
    <style:style style:name="P9"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paragraph-properties fo:line-height="150%"/>
      <style:text-properties fo:color="#333366"/>
    </style:style>
    <style:style style:name="P11"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Heading">
      <style:text-properties fo:color="#333366"/>
    </style:style>
    <style:style style:name="P13" style:family="paragraph" style:parent-style-name="Heading">
      <style:paragraph-properties fo:break-before="page"/>
      <style:text-properties fo:color="#333366"/>
    </style:style>
    <style:style style:name="P14" style:family="paragraph" style:parent-style-name="Table_20_Heading">
      <style:paragraph-properties fo:text-align="start" style:justify-single-word="false"/>
      <style:text-properties fo:color="#ffffff"/>
    </style:style>
    <style:style style:name="P15" style:family="paragraph" style:parent-style-name="Document_20_Title">
      <style:paragraph-properties fo:text-align="start" style:justify-single-word="false"/>
      <style:text-properties fo:color="#333366" style:font-name="Arial2"/>
    </style:style>
    <style:style style:name="P16" style:family="paragraph" style:parent-style-name="Document_20_Title">
      <style:paragraph-properties fo:text-align="end" style:justify-single-word="false"/>
      <style:text-properties fo:color="#000000" style:font-name="Arial2"/>
    </style:style>
    <style:style style:name="P17" style:family="paragraph" style:parent-style-name="Document_20_Title">
      <style:paragraph-properties fo:text-align="start" style:justify-single-word="false"/>
      <style:text-properties fo:color="#000000" style:font-name="Arial2" fo:font-size="9pt" style:font-size-asian="9pt" style:font-size-complex="9pt"/>
    </style:style>
    <style:style style:name="P18"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19"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20" style:family="paragraph" style:parent-style-name="Standard">
      <style:paragraph-properties fo:margin-top="0in" fo:margin-bottom="0in" fo:line-height="150%"/>
      <style:text-properties fo:color="#000000" style:font-name="Arial4" fo:font-size="9pt" style:font-name-asian="Arial5" style:font-size-asian="9pt" style:font-name-complex="Arial5" style:font-size-complex="9pt"/>
    </style:style>
    <style:style style:name="P21" style:family="paragraph" style:parent-style-name="Standard">
      <style:paragraph-properties fo:margin-left="0.5in" fo:margin-right="0in" fo:margin-top="0.0201in" fo:margin-bottom="0.0799in" fo:line-height="100%" fo:text-align="justify" style:justify-single-word="false" fo:text-indent="0in" style:auto-text-indent="false" style:shadow="none"/>
      <style:text-properties fo:color="#000000" style:font-name="Arial4" fo:font-size="10pt" style:font-name-asian="Arial5" style:font-size-asian="10pt" style:font-name-complex="Arial5"/>
    </style:style>
    <style:style style:name="P22" style:family="paragraph" style:parent-style-name="Standard">
      <style:paragraph-properties fo:margin-left="0.5in" fo:margin-right="0in" fo:margin-top="0.0201in" fo:margin-bottom="0.0799in" fo:line-height="100%" fo:text-align="justify" style:justify-single-word="false" fo:text-indent="0in" style:auto-text-indent="false"/>
      <style:text-properties fo:color="#000000" style:font-name="Arial4" fo:font-size="10pt" fo:font-style="normal" style:font-name-asian="Arial5" style:font-size-asian="10pt" style:font-style-asian="normal" style:font-name-complex="Arial5" style:font-style-complex="normal"/>
    </style:style>
    <style:style style:name="P23"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4" style:family="paragraph" style:parent-style-name="Contents_20_2">
      <style:paragraph-properties>
        <style:tab-stops>
          <style:tab-stop style:position="0.35in"/>
          <style:tab-stop style:position="7.0693in" style:type="right" style:leader-style="dotted" style:leader-text="."/>
        </style:tab-stops>
      </style:paragraph-properties>
    </style:style>
    <style:style style:name="P25" style:family="paragraph" style:parent-style-name="Text_20_body">
      <style:paragraph-properties fo:text-align="justify" style:justify-single-word="false"/>
      <style:text-properties style:use-window-font-color="true"/>
    </style:style>
    <style:style style:name="P26" style:family="paragraph" style:parent-style-name="Standard" style:master-page-name="Cover_20_Page">
      <style:paragraph-properties style:page-number="auto"/>
      <style:text-properties fo:font-size="20pt" style:font-size-asian="20pt" style:font-size-complex="20pt"/>
    </style:style>
    <style:style style:name="P27" style:family="paragraph" style:parent-style-name="Standard" style:list-style-name="L1">
      <style:paragraph-properties fo:margin-top="0.0201in" fo:margin-bottom="0.0799in" fo:line-height="100%" fo:text-align="justify" style:justify-single-word="false"/>
      <style:text-properties style:use-window-font-color="true" style:font-name="Arial4" fo:font-size="10pt" style:font-name-asian="Arial5" style:font-size-asian="10pt" style:font-name-complex="Arial5"/>
    </style:style>
    <style:style style:name="P28" style:family="paragraph" style:parent-style-name="Standard" style:list-style-name="L1">
      <style:paragraph-properties fo:margin-top="0.0201in" fo:margin-bottom="0.0799in" fo:line-height="100%" fo:text-align="justify" style:justify-single-word="false"/>
      <style:text-properties style:use-window-font-color="true" style:font-name="Arial4" style:font-name-asian="Arial5" style:font-size-asian="10pt" style:font-name-complex="Arial5"/>
    </style:style>
    <style:style style:name="P29" style:family="paragraph" style:parent-style-name="Standard" style:list-style-name="L1">
      <style:paragraph-properties fo:margin-top="0.0201in" fo:margin-bottom="0.0799in" fo:line-height="100%" fo:text-align="justify" style:justify-single-word="false"/>
      <style:text-properties style:use-window-font-color="true" style:font-name="Arial4" fo:background-color="transparent" style:font-name-asian="Arial5" style:font-size-asian="10pt" style:font-name-complex="Arial5"/>
    </style:style>
    <style:style style:name="P30" style:family="paragraph" style:parent-style-name="Standard" style:list-style-name="L1">
      <style:paragraph-properties fo:margin-top="0.0201in" fo:margin-bottom="0.0799in" fo:line-height="100%" fo:text-align="justify" style:justify-single-word="false"/>
      <style:text-properties style:use-window-font-color="true" style:font-name="Arial4" fo:font-weight="normal" fo:background-color="transparent" style:font-name-asian="Arial5" style:font-size-asian="10pt" style:font-weight-asian="normal" style:font-name-complex="Arial5" style:font-weight-complex="normal"/>
    </style:style>
    <style:style style:name="P31" style:family="paragraph" style:parent-style-name="Standard" style:list-style-name="L1">
      <style:paragraph-properties fo:margin-top="0.0201in" fo:margin-bottom="0.0799in" fo:line-height="100%" fo:text-align="justify" style:justify-single-word="false"/>
      <style:text-properties style:use-window-font-color="true" style:font-name="Arial4" fo:font-weight="normal" style:font-name-asian="Arial5" style:font-size-asian="10pt" style:font-weight-asian="normal" style:font-name-complex="Arial5" style:font-weight-complex="normal"/>
    </style:style>
    <style:style style:name="P32" style:family="paragraph" style:parent-style-name="Standard" style:list-style-name="L1">
      <style:paragraph-properties fo:margin-top="0.0201in" fo:margin-bottom="0.0799in" fo:line-height="100%" fo:text-align="justify" style:justify-single-word="false"/>
      <style:text-properties style:use-window-font-color="true" style:font-name="Arial4" style:text-underline-style="none" fo:font-weight="normal" style:font-name-asian="Arial5" style:font-size-asian="10pt" style:font-weight-asian="normal" style:font-name-complex="Arial5" style:font-weight-complex="normal"/>
    </style:style>
    <style:style style:name="P33" style:family="paragraph" style:parent-style-name="Standard" style:list-style-name="L1">
      <style:paragraph-properties fo:margin-top="0.0201in" fo:margin-bottom="0.0799in" fo:line-height="100%" fo:text-align="justify" style:justify-single-word="false"/>
      <style:text-properties style:use-window-font-color="true" style:font-name="Arial4" style:text-underline-style="none" fo:font-weight="normal" fo:background-color="transparent" style:font-name-asian="Arial5" style:font-size-asian="10pt" style:font-weight-asian="normal" style:font-name-complex="Arial5" style:font-weight-complex="normal"/>
    </style:style>
    <style:style style:name="P34" style:family="paragraph" style:parent-style-name="Standard" style:list-style-name="L1">
      <style:paragraph-properties fo:margin-top="0.0201in" fo:margin-bottom="0.0799in" fo:line-height="100%" fo:text-align="justify" style:justify-single-word="false"/>
      <style:text-properties fo:color="#000000" style:text-outline="false" style:text-line-through-style="none" style:font-name="Segoe UI" fo:font-size="11pt" fo:letter-spacing="normal" fo:font-style="normal" fo:text-shadow="none" style:text-underline-style="none" fo:font-weight="normal" style:letter-kerning="false" fo:background-color="transparent" style:font-name-asian="Segoe UI" style:font-size-asian="11pt" style:font-style-asian="normal" style:font-weight-asian="normal" style:font-name-complex="Segoe UI" style:font-size-complex="11pt" style:font-style-complex="normal" style:font-weight-complex="normal" style:text-emphasize="none" style:text-overline-style="none" style:text-overline-color="font-color"/>
    </style:style>
    <style:style style:name="P35" style:family="paragraph" style:parent-style-name="Standard" style:list-style-name="L1">
      <style:paragraph-properties fo:margin-top="0.0201in" fo:margin-bottom="0.0799in" fo:line-height="100%" fo:text-align="justify" style:justify-single-word="false"/>
      <style:text-properties fo:font-weight="normal" style:font-weight-asian="normal" style:font-weight-complex="normal"/>
    </style:style>
    <style:style style:name="P36" style:family="paragraph" style:parent-style-name="Standard" style:list-style-name="L1">
      <style:paragraph-properties fo:margin-top="0.0201in" fo:margin-bottom="0.0799in" fo:line-height="100%" fo:text-align="justify" style:justify-single-word="false"/>
      <style:text-properties fo:font-weight="normal" fo:background-color="transparent" style:font-weight-asian="normal" style:font-weight-complex="normal"/>
    </style:style>
    <style:style style:name="P37" style:family="paragraph" style:parent-style-name="Standard" style:list-style-name="L1">
      <style:paragraph-properties fo:margin-top="0.0201in" fo:margin-bottom="0.0799in" fo:line-height="100%" fo:text-align="justify" style:justify-single-word="false" style:shadow="none"/>
      <style:text-properties fo:color="#000000" fo:font-weight="normal" fo:background-color="transparent" style:font-weight-asian="normal" style:font-weight-complex="normal"/>
    </style:style>
    <style:style style:name="P38" style:family="paragraph" style:parent-style-name="Standard" style:list-style-name="L1">
      <style:paragraph-properties fo:margin-top="0.0201in" fo:margin-bottom="0.0799in" fo:line-height="100%" fo:text-align="justify" style:justify-single-word="false" style:shadow="none"/>
      <style:text-properties fo:color="#000000" fo:background-color="transparent"/>
    </style:style>
    <style:style style:name="P39" style:family="paragraph" style:parent-style-name="Standard" style:list-style-name="L1">
      <style:paragraph-properties fo:margin-top="0.0201in" fo:margin-bottom="0.0799in" fo:line-height="100%" fo:text-align="justify" style:justify-single-word="false" style:shadow="none"/>
      <style:text-properties fo:color="#000000" style:font-name="Arial4" fo:font-size="10pt" fo:font-style="normal" fo:font-weight="normal" fo:background-color="transparent" style:font-name-asian="Arial5" style:font-size-asian="10pt" style:font-style-asian="normal" style:font-name-complex="Arial5" style:font-style-complex="normal"/>
    </style:style>
    <style:style style:name="P40" style:family="paragraph" style:parent-style-name="Standard" style:list-style-name="L1">
      <style:paragraph-properties fo:margin-top="0.0201in" fo:margin-bottom="0.0799in" fo:line-height="100%" fo:text-align="justify" style:justify-single-word="false" style:shadow="none"/>
      <style:text-properties fo:background-color="transparent"/>
    </style:style>
    <style:style style:name="P41" style:family="paragraph" style:parent-style-name="Standard" style:list-style-name="L1">
      <style:paragraph-properties fo:margin-top="0.0201in" fo:margin-bottom="0.0799in" fo:line-height="100%" fo:text-align="justify" style:justify-single-word="false" style:shadow="none"/>
      <style:text-properties style:use-window-font-color="true" style:font-name="Arial" fo:font-size="10pt" fo:font-style="normal" fo:font-weight="normal" fo:background-color="transparent" style:font-name-asian="Arial5" style:font-size-asian="10pt" style:font-style-asian="italic" style:font-name-complex="Arial5" style:font-style-complex="italic"/>
    </style:style>
    <style:style style:name="P42" style:family="paragraph" style:parent-style-name="Heading" style:master-page-name="Content_20_Page">
      <style:paragraph-properties style:page-number="auto" fo:break-before="page"/>
      <style:text-properties fo:color="#333366" fo:font-style="normal" style:font-style-asian="normal" style:font-style-complex="normal"/>
    </style:style>
    <style:style style:name="P43" style:family="paragraph" style:parent-style-name="Heading_20_1">
      <style:text-properties fo:color="#333366"/>
    </style:style>
    <style:style style:name="P44" style:family="paragraph" style:parent-style-name="Heading_20_1">
      <style:paragraph-properties fo:break-before="page"/>
      <style:text-properties fo:color="#333366"/>
    </style:style>
    <style:style style:name="P45" style:family="paragraph" style:parent-style-name="Heading_20_1">
      <style:paragraph-properties fo:line-height="150%" style:shadow="none" fo:keep-with-next="always"/>
    </style:style>
    <style:style style:name="P46" style:family="paragraph" style:parent-style-name="Heading_20_2">
      <style:paragraph-properties fo:line-height="150%" style:shadow="none" fo:keep-with-next="always"/>
    </style:style>
    <style:style style:name="P47" style:family="paragraph" style:parent-style-name="Heading_20_2">
      <style:paragraph-properties fo:margin-top="0.0201in" fo:margin-bottom="0.0799in" fo:line-height="150%" fo:text-align="justify" style:justify-single-word="false" style:shadow="none" fo:keep-with-next="always"/>
      <style:text-properties fo:color="#000000" fo:background-color="transparent"/>
    </style:style>
    <style:style style:name="P48" style:family="paragraph" style:parent-style-name="Heading_20_2">
      <style:paragraph-properties fo:margin-top="0.0201in" fo:margin-bottom="0.0799in" fo:line-height="150%" fo:text-align="justify" style:justify-single-word="false" style:shadow="none" fo:keep-with-next="always"/>
      <style:text-properties fo:color="#000000" fo:font-weight="bold" fo:background-color="transparent" style:font-weight-asian="bold" style:font-weight-complex="bold"/>
    </style:style>
    <style:style style:name="P49" style:family="paragraph" style:parent-style-name="Heading_20_2">
      <style:paragraph-properties fo:margin-top="0.0201in" fo:margin-bottom="0.0799in" fo:line-height="150%" fo:text-align="justify" style:justify-single-word="false" style:shadow="none" fo:keep-with-next="always"/>
    </style:style>
    <style:style style:name="P50" style:family="paragraph" style:parent-style-name="Text_20_body" style:list-style-name="L1">
      <style:text-properties fo:background-color="transparent"/>
    </style:style>
    <style:style style:name="P51" style:family="paragraph" style:parent-style-name="Text_20_body" style:list-style-name="L1">
      <style:paragraph-properties fo:line-height="150%"/>
      <style:text-properties fo:color="#000000" fo:background-color="transparent"/>
    </style:style>
    <style:style style:name="P52" style:family="paragraph" style:parent-style-name="Text_20_body" style:list-style-name="L1">
      <style:paragraph-properties fo:margin-top="0.0201in" fo:margin-bottom="0.0799in" fo:line-height="100%" fo:text-align="justify" style:justify-single-word="false" style:shadow="none"/>
      <style:text-properties style:use-window-font-color="true" style:font-name="Arial4" fo:font-weight="bold" fo:background-color="transparent" style:font-name-asian="Arial5" style:font-size-asian="10pt" style:font-weight-asian="bold" style:font-name-complex="Arial5" style:font-weight-complex="bold"/>
    </style:style>
    <style:style style:name="P53" style:family="paragraph" style:parent-style-name="Text_20_body" style:list-style-name="L1">
      <style:paragraph-properties fo:margin-top="0.0201in" fo:margin-bottom="0.0799in" fo:line-height="100%" fo:text-align="justify" style:justify-single-word="false" style:shadow="none"/>
      <style:text-properties style:use-window-font-color="true" style:font-name="Arial4" fo:background-color="transparent" style:font-name-asian="Arial5" style:font-size-asian="10pt" style:font-name-complex="Arial5"/>
    </style:style>
    <style:style style:name="P54" style:family="paragraph" style:parent-style-name="Text_20_body" style:list-style-name="L1">
      <style:paragraph-properties fo:margin-top="0.0201in" fo:margin-bottom="0.0799in" fo:line-height="100%" fo:text-align="justify" style:justify-single-word="false" style:shadow="none"/>
      <style:text-properties style:use-window-font-color="true" style:font-name="Arial4" fo:font-weight="normal" fo:background-color="transparent" style:font-name-asian="Arial5" style:font-size-asian="10pt" style:font-weight-asian="normal" style:font-name-complex="Arial5" style:font-weight-complex="normal"/>
    </style:style>
    <style:style style:name="P55" style:family="paragraph" style:parent-style-name="Text_20_body" style:list-style-name="L1">
      <style:paragraph-properties fo:margin-top="0.0201in" fo:margin-bottom="0.0799in" fo:line-height="100%" fo:text-align="justify" style:justify-single-word="false" style:shadow="none"/>
      <style:text-properties fo:font-variant="normal" fo:text-transform="none" fo:color="#000000" style:font-name="Arial2" fo:font-size="10pt" fo:letter-spacing="normal" fo:font-style="normal" fo:font-weight="normal" fo:background-color="transparent" style:font-name-asian="Arial5" style:font-size-asian="10pt" style:font-style-asian="italic" style:font-weight-asian="normal" style:font-name-complex="Arial5" style:font-size-complex="10pt" style:font-style-complex="italic" style:font-weight-complex="normal"/>
    </style:style>
    <style:style style:name="P56" style:family="paragraph" style:parent-style-name="Text_20_body" style:list-style-name="L1">
      <style:paragraph-properties fo:margin-top="0.0201in" fo:margin-bottom="0.0799in" fo:line-height="100%" fo:text-align="justify" style:justify-single-word="false" style:shadow="none"/>
      <style:text-properties fo:font-variant="normal" fo:text-transform="none" style:use-window-font-color="true" style:font-name="Arial4" fo:font-size="10pt" fo:letter-spacing="normal" fo:font-style="normal" fo:font-weight="normal" fo:background-color="transparent" style:font-name-asian="Arial5" style:font-size-asian="10pt" style:font-style-asian="italic" style:font-weight-asian="normal" style:font-name-complex="Arial5" style:font-size-complex="10pt" style:font-style-complex="italic" style:font-weight-complex="normal"/>
    </style:style>
    <style:style style:name="P57" style:family="paragraph" style:parent-style-name="Text_20_body" style:list-style-name="L1">
      <style:paragraph-properties fo:margin-top="0.0201in" fo:margin-bottom="0.0799in" fo:line-height="100%" fo:text-align="justify" style:justify-single-word="false" style:shadow="none"/>
      <style:text-properties fo:color="#000000" fo:font-weight="normal" fo:background-color="transparent" style:font-weight-asian="normal" style:font-weight-complex="normal"/>
    </style:style>
    <style:style style:name="P58" style:family="paragraph" style:parent-style-name="Text_20_body" style:list-style-name="L1">
      <style:paragraph-properties fo:margin-top="0.0201in" fo:margin-bottom="0.0799in" fo:line-height="150%" fo:text-align="justify" style:justify-single-word="false" style:shadow="none"/>
      <style:text-properties fo:color="#000000" fo:font-weight="normal" fo:background-color="transparent" style:font-weight-asian="normal" style:font-weight-complex="normal"/>
    </style:style>
    <style:style style:name="P59" style:family="paragraph" style:parent-style-name="Text_20_body" style:list-style-name="L1">
      <style:paragraph-properties fo:margin-top="0.0201in" fo:margin-bottom="0.0799in" fo:line-height="150%" fo:text-align="justify" style:justify-single-word="false" style:shadow="none"/>
      <style:text-properties fo:color="#000000" fo:background-color="transparent"/>
    </style:style>
    <style:style style:name="P60" style:family="paragraph" style:parent-style-name="Text_20_body" style:list-style-name="L1">
      <style:paragraph-properties fo:margin-top="0.0201in" fo:margin-bottom="0.0799in" fo:line-height="150%" fo:text-align="justify" style:justify-single-word="false" style:shadow="none"/>
      <style:text-properties fo:font-weight="normal" fo:background-color="transparent" style:font-weight-asian="normal" style:font-weight-complex="normal"/>
    </style:style>
    <style:style style:name="P61" style:family="paragraph" style:parent-style-name="Text_20_body" style:list-style-name="L1">
      <style:paragraph-properties fo:margin-top="0in" fo:margin-bottom="0in" style:line-height-at-least="0.2189in" fo:text-align="justify" style:justify-single-word="false" fo:padding="0in" fo:border="none" style:shadow="none"/>
      <style:text-properties style:use-window-font-color="true" style:font-name="Arial2" fo:background-color="transparent" style:font-name-asian="Arial5" style:font-size-asian="10pt" style:font-name-complex="Arial5"/>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fo:background-color="transparent" style:font-weight-asian="bold" style:font-weight-complex="bold"/>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style:text-underline-style="none" fo:font-weight="normal" style:font-weight-asian="normal" style:font-weight-complex="normal"/>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style:font-name="Arial" fo:font-size="10pt" fo:font-weight="bold" fo:background-color="transparent" style:font-style-asian="italic" style:font-weight-asian="bold" style:font-style-complex="italic" style:font-weight-complex="bold"/>
    </style:style>
    <style:style style:name="T10" style:family="text">
      <style:text-properties fo:color="#000000" style:text-outline="false" style:text-line-through-style="none" style:font-name="Segoe UI" fo:font-size="10pt" fo:letter-spacing="normal" fo:font-style="normal" fo:text-shadow="none" style:letter-kerning="false" fo:background-color="transparent" style:font-name-asian="Segoe UI" style:font-style-asian="normal" style:font-name-complex="Segoe UI" style:font-size-complex="10pt" style:font-style-complex="normal" style:text-emphasize="none" style:text-overline-style="none" style:text-overline-color="font-color"/>
    </style:style>
    <style:style style:name="T11" style:family="text">
      <style:text-properties fo:color="#000000" style:text-outline="false" style:text-line-through-style="none" style:font-name="Arial2" fo:font-size="10pt" fo:letter-spacing="normal" fo:font-style="normal" fo:text-shadow="none" style:letter-kerning="false" fo:background-color="transparent" style:font-name-asian="Segoe UI" style:font-style-asian="normal" style:font-name-complex="Segoe UI" style:font-size-complex="10pt" style:font-style-complex="normal" style:text-emphasize="none" style:text-overline-style="none" style:text-overline-color="font-color"/>
    </style:style>
    <style:style style:name="T12" style:family="text">
      <style:text-properties fo:color="#000000" style:font-name="Arial4" fo:font-size="10pt" fo:font-style="normal" fo:font-weight="normal" style:font-name-asian="Arial5" style:font-size-asian="10pt" style:font-style-asian="normal" style:font-name-complex="Arial5" style:font-style-complex="normal"/>
    </style:style>
    <style:style style:name="T13" style:family="text">
      <style:text-properties style:font-name="Arial2" fo:background-color="transparent"/>
    </style:style>
    <style:style style:name="T14" style:family="text">
      <style:text-properties style:font-name="Arial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number:date-style style:name="N80">
      <number:day/>
      <number:text> </number:text>
      <number:month number:style="long" number:textual="true"/>
      <number:text> </number:text>
      <number:year number:style="long"/>
    </number:date-style>
    <number:text-style style:name="N100">
      <number:text-content/>
    </number:text-style>
    <number:date-style style:name="N106" number:title="Date">
      <number:month number:style="long" number:textual="true"/>
      <number:text> </number:text>
      <number:day number:style="long"/>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NUS Technology </text:p>
      <text:p text:style-name="P8"/>
      <text:p text:style-name="P8"/>
      <text:p text:style-name="Standard"/>
      <text:p text:style-name="Standard"/>
      <text:p text:style-name="Standard"/>
      <text:p text:style-name="Standard"/>
      <text:p text:style-name="Standard"/>
      <text:p text:style-name="Standard"/>
      <text:p text:style-name="Standard"/>
      <text:p text:style-name="P8"/>
      <text:p text:style-name="P8"/>
      <text:p text:style-name="P8"/>
      <table:table table:name="Table2" table:style-name="Table2">
        <table:table-column table:style-name="Table2.A"/>
        <table:table-row>
          <table:table-cell table:style-name="Table2.A1" office:value-type="string">
            <text:p text:style-name="P15">Chính sách phúc lợi</text:p>
          </table:table-cell>
        </table:table-row>
      </table:table>
      <table:table table:name="Table7" table:style-name="Table7">
        <table:table-column table:style-name="Table7.A"/>
        <table:table-column table:style-name="Table7.B"/>
        <table:table-row>
          <table:table-cell table:style-name="Table7.A1" office:value-type="string">
            <text:p text:style-name="P9">Created by:</text:p>
          </table:table-cell>
          <table:table-cell table:style-name="Table7.A1" office:value-type="string">
            <text:p text:style-name="P19">Thuy Le-Thi-Thanh</text:p>
          </table:table-cell>
        </table:table-row>
        <table:table-row>
          <table:table-cell table:style-name="Table7.A1" office:value-type="string">
            <text:p text:style-name="P9">Effective date:</text:p>
          </table:table-cell>
          <table:table-cell table:style-name="Table7.B2" office:value-type="date" office:date-value="2014-08-19">
            <text:p text:style-name="P19">Tháng 08 19, 2014</text:p>
          </table:table-cell>
        </table:table-row>
        <table:table-row>
          <table:table-cell table:style-name="Table7.A1" office:value-type="string">
            <text:p text:style-name="P9">Version:</text:p>
          </table:table-cell>
          <table:table-cell table:style-name="Table7.B3" office:value-type="float" office:value="1">
            <text:p text:style-name="P19">6.0</text:p>
          </table:table-cell>
        </table:table-row>
      </table:table>
      <text:p text:style-name="P8"/>
      <text:p text:style-name="P8"/>
      <text:p text:style-name="P8"/>
      <text:p text:style-name="P8"/>
      <text:p text:style-name="P8"/>
      <text:p text:style-name="P8"/>
      <text:p text:style-name="P8"/>
      <text:p text:style-name="P8"/>
      <table:table table:name="Table6" table:style-name="Table6">
        <table:table-column table:style-name="Table6.A"/>
        <table:table-row>
          <table:table-cell table:style-name="Table6.A1" office:value-type="string">
            <text:p text:style-name="P16">Company</text:p>
          </table:table-cell>
        </table:table-row>
      </table:table>
      <text:p text:style-name="P8"/>
      <text:p text:style-name="P8"/>
      <text:p text:style-name="P8"/>
      <text:p text:style-name="P8"/>
      <text:p text:style-name="P8"/>
      <text:p text:style-name="P8"/>
      <text:p text:style-name="P8"/>
      <text:p text:style-name="P8"/>
      <table:table table:name="Table3" table:style-name="Table3">
        <table:table-column table:style-name="Table3.A"/>
        <table:table-row>
          <table:table-cell table:style-name="Table3.A1" office:value-type="string">
            <text:p text:style-name="P17">This document contains confidential and proprietary information which may not disclosed without prior written consent from NUS Technology.</text:p>
          </table:table-cell>
        </table:table-row>
      </table:table>
      <text:p text:style-name="P12"/>
      <text:p text:style-name="P42">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Version</text:p>
          </table:table-cell>
          <table:table-cell table:style-name="Table5.A1" office:value-type="string">
            <text:p text:style-name="P14">Change description</text:p>
          </table:table-cell>
          <table:table-cell table:style-name="Table5.A1" office:value-type="string">
            <text:p text:style-name="P14">Changed by</text:p>
          </table:table-cell>
          <table:table-cell table:style-name="Table5.D1" office:value-type="string">
            <text:p text:style-name="P14">Date</text:p>
          </table:table-cell>
        </table:table-row>
        <table:table-row>
          <table:table-cell table:style-name="Table5.A2" office:value-type="string">
            <text:p text:style-name="P6">0.1</text:p>
          </table:table-cell>
          <table:table-cell table:style-name="Table5.A2" office:value-type="string">
            <text:p text:style-name="P20">Initiate and add content</text:p>
          </table:table-cell>
          <table:table-cell table:style-name="Table5.A2" office:value-type="string">
            <text:p text:style-name="P6">Thuy Le-Thi-Thanh</text:p>
          </table:table-cell>
          <table:table-cell table:style-name="Table5.D2" office:value-type="string">
            <text:p text:style-name="P6">July 21, 2014</text:p>
          </table:table-cell>
        </table:table-row>
        <table:table-row>
          <table:table-cell table:style-name="Table5.A2" office:value-type="string">
            <text:p text:style-name="P6">0.2</text:p>
          </table:table-cell>
          <table:table-cell table:style-name="Table5.A2" office:value-type="string">
            <text:p text:style-name="P6">Add content</text:p>
          </table:table-cell>
          <table:table-cell table:style-name="Table5.A2" office:value-type="string">
            <text:p text:style-name="P6">Tham Do-Thi</text:p>
          </table:table-cell>
          <table:table-cell table:style-name="Table5.D2" office:value-type="string">
            <text:p text:style-name="P6">April 22, 2014</text:p>
          </table:table-cell>
        </table:table-row>
        <table:table-row>
          <table:table-cell table:style-name="Table5.A4" office:value-type="float" office:value="1">
            <text:p text:style-name="P6">1.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4" office:value-type="date" office:date-value="2014-08-19">
            <text:p text:style-name="P6">19 Tháng 08 2014</text:p>
          </table:table-cell>
        </table:table-row>
        <table:table-row>
          <table:table-cell table:style-name="Table5.A4" office:value-type="float" office:value="2">
            <text:p text:style-name="P6">2.0</text:p>
          </table:table-cell>
          <table:table-cell table:style-name="Table5.A2" office:value-type="string">
            <text:p text:style-name="P6">Update: Lương tháng 13</text:p>
          </table:table-cell>
          <table:table-cell table:style-name="Table5.A2" office:value-type="string">
            <text:p text:style-name="P6">Thuy Le-Thi-Thanh</text:p>
          </table:table-cell>
          <table:table-cell table:style-name="Table5.D2" office:value-type="string">
            <text:p text:style-name="P6"/>
          </table:table-cell>
        </table:table-row>
        <table:table-row table:style-name="Table5.6">
          <table:table-cell table:style-name="Table5.A4" office:value-type="float" office:value="3">
            <text:p text:style-name="P6">3.0</text:p>
          </table:table-cell>
          <table:table-cell table:style-name="Table5.A2" office:value-type="string">
            <text:p text:style-name="P6">Update: </text:p>
            <text:p text:style-name="P6">- Điều kiện hưởng lương tháng 13</text:p>
            <text:p text:style-name="P6">- Chính sách thưởng theo thâm niên làm việc</text:p>
          </table:table-cell>
          <table:table-cell table:style-name="Table5.A2" office:value-type="string">
            <text:p text:style-name="P6">Tham Do-Thi</text:p>
          </table:table-cell>
          <table:table-cell table:style-name="Table5.D6" office:value-type="date" office:date-value="2016-02-29">
            <text:p text:style-name="P7">29 Tháng 02 2016</text:p>
          </table:table-cell>
        </table:table-row>
        <table:table-row table:style-name="Table5.6">
          <table:table-cell table:style-name="Table5.A4" office:value-type="float" office:value="0">
            <text:p text:style-name="P6">4.0</text:p>
          </table:table-cell>
          <table:table-cell table:style-name="Table5.A2" office:value-type="string">
            <text:p text:style-name="P6">Update:</text:p>
            <text:p text:style-name="P6">- Các chính sách phúc lợi khác</text:p>
          </table:table-cell>
          <table:table-cell table:style-name="Table5.A2" office:value-type="string">
            <text:p text:style-name="P6">Tham Do-Thi</text:p>
          </table:table-cell>
          <table:table-cell table:style-name="Table5.D6" office:value-type="date" office:date-value="2016-09-08">
            <text:p text:style-name="P7">8 Tháng 09 2016</text:p>
          </table:table-cell>
        </table:table-row>
        <table:table-row table:style-name="Table5.6">
          <table:table-cell table:style-name="Table5.A4" office:value-type="float" office:value="0">
            <text:p text:style-name="P6">5.0</text:p>
          </table:table-cell>
          <table:table-cell table:style-name="Table5.A2" office:value-type="string">
            <text:p text:style-name="P6">Update:</text:p>
            <text:p text:style-name="P6">- Chính sách thai sản</text:p>
            <text:p text:style-name="P6">- Chính sách hiếu hỉ</text:p>
          </table:table-cell>
          <table:table-cell table:style-name="Table5.A2" office:value-type="string">
            <text:p text:style-name="P6">Hang Dang-Thi-Thuy</text:p>
          </table:table-cell>
          <table:table-cell table:style-name="Table5.D8" office:value-type="string">
            <text:p text:style-name="P7">23 Tháng 02 2018</text:p>
          </table:table-cell>
        </table:table-row>
        <table:table-row table:style-name="Table5.6">
          <table:table-cell table:style-name="Table5.A4" office:value-type="float" office:value="0">
            <text:p text:style-name="P6">6.0</text:p>
          </table:table-cell>
          <table:table-cell table:style-name="Table5.A2" office:value-type="string">
            <text:p text:style-name="P6">Update:</text:p>
            <text:p text:style-name="P6">- Chính sách hỗ trợ cơm trưa</text:p>
          </table:table-cell>
          <table:table-cell table:style-name="Table5.A2" office:value-type="string">
            <text:p text:style-name="P6">Hang Dang-Thi-Thuy</text:p>
          </table:table-cell>
          <table:table-cell table:style-name="Table5.D9" office:value-type="date" office:date-value="2018-12-07">
            <text:p text:style-name="P6">7 Tháng 12 2018</text:p>
          </table:table-cell>
        </table:table-row>
      </table:table>
      <text:p text:style-name="P8"/>
      <text:p text:style-name="P11"/>
      <text:p text:style-name="P18"/>
      <text:p text:style-name="P13">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3">1.<text:tab/><text:a xlink:type="simple" xlink:href="#__RefHeading__4912_1614706238" text:style-name="Internet_20_link" text:visited-style-name="Internet_20_link">Mục tiêu</text:a><text:tab/>4</text:p>
          <text:p text:style-name="P23">2.<text:tab/><text:a xlink:type="simple" xlink:href="#__RefHeading__1401_697325572" text:style-name="Internet_20_link" text:visited-style-name="Internet_20_link">Phạm vi áp dụng</text:a><text:tab/>4</text:p>
          <text:p text:style-name="P23">3.<text:tab/><text:a xlink:type="simple" xlink:href="#__RefHeading__3449_1641962404" text:style-name="Internet_20_link" text:visited-style-name="Internet_20_link">Các loại định nghĩa và viết tắt</text:a><text:tab/>4</text:p>
          <text:p text:style-name="P23">4.<text:tab/><text:a xlink:type="simple" xlink:href="#__RefHeading__3451_1641962404" text:style-name="Internet_20_link" text:visited-style-name="Internet_20_link">Nội dung chính sách</text:a><text:tab/>4</text:p>
          <text:p text:style-name="P24">4.1.<text:tab/><text:a xlink:type="simple" xlink:href="#__RefHeading__3637_1641962404" text:style-name="Internet_20_link" text:visited-style-name="Internet_20_link">Hỗ trợ đóng BHXH, BHYT và BHTN</text:a><text:tab/>4</text:p>
          <text:p text:style-name="P24">4.2.<text:tab/><text:a xlink:type="simple" xlink:href="#__RefHeading__3639_1641962404" text:style-name="Internet_20_link" text:visited-style-name="Internet_20_link">Chính sách thai sản</text:a><text:tab/>4</text:p>
          <text:p text:style-name="P24">4.3.<text:tab/><text:a xlink:type="simple" xlink:href="#__RefHeading__3641_1641962404" text:style-name="Internet_20_link" text:visited-style-name="Internet_20_link">Chính sách hỗ trợ cơm trưa, cơm tăng ca.</text:a><text:tab/>5</text:p>
          <text:p text:style-name="P24">4.4.<text:tab/><text:a xlink:type="simple" xlink:href="#__RefHeading__3643_1641962404" text:style-name="Internet_20_link" text:visited-style-name="Internet_20_link">Chính sách hỗ trợ tiền gửi xe</text:a><text:tab/>5</text:p>
          <text:p text:style-name="P24">4.5.<text:tab/><text:a xlink:type="simple" xlink:href="#__RefHeading__919_1614706238" text:style-name="Internet_20_link" text:visited-style-name="Internet_20_link">Chính sách hiếu hỷ</text:a><text:tab/>5</text:p>
        </text:index-body>
      </text:table-of-content>
      <text:p text:style-name="P10"/>
      <text:h text:style-name="P44" text:outline-level="1"><text:bookmark-start text:name="__RefHeading__4912_1614706238"/>Mục tiêu<text:bookmark-end text:name="__RefHeading__4912_1614706238"/></text:h>
      <text:p text:style-name="P25">Chính sách phúc lợi được xây dựng với mục tiêu giúp toàn bộ nhân viên an tâm làm việc và công tác, gắn bó lâu dài với sự phát triển của Công ty. </text:p>
      <text:h text:style-name="P43" text:outline-level="1"><text:bookmark-start text:name="__RefHeading__1401_697325572"/>Phạm vi áp dụng<text:bookmark-end text:name="__RefHeading__1401_697325572"/></text:h>
      <text:p text:style-name="P22">Những chính sách dưới đây được áp dụng cho tất cả các nhân viên trong công ty NUS Technology.</text:p>
      <text:h text:style-name="P43" text:outline-level="1"><text:bookmark-start text:name="__RefHeading__3449_1641962404"/>Các loại định nghĩa và viết tắt<text:bookmark-end text:name="__RefHeading__3449_1641962404"/></text:h>
      <text:list xml:id="list1705335143373554566" text:style-name="L1">
        <text:list-item>
          <text:list>
            <text:list-item>
              <text:p text:style-name="P27">BHXH: <text:s text:c="2"/>Bảo hiểm xã hội</text:p>
            </text:list-item>
            <text:list-item>
              <text:p text:style-name="P28">BHYT: <text:s text:c="2"/>Bảo hiểm y tế</text:p>
            </text:list-item>
            <text:list-item>
              <text:p text:style-name="P28">BHTN: <text:s text:c="2"/>Bảo hiểm thất nghiệp</text:p>
            </text:list-item>
            <text:list-item>
              <text:p text:style-name="P28">HĐLĐ: <text:s/>Hợp đồng lao động</text:p>
            </text:list-item>
          </text:list>
        </text:list-item>
      </text:list>
      <text:h text:style-name="P43" text:outline-level="1"><text:bookmark-start text:name="__RefHeading__3451_1641962404"/>Nội dung chính sách<text:bookmark-end text:name="__RefHeading__3451_1641962404"/></text:h>
      <text:h text:style-name="P46" text:outline-level="2"><text:bookmark-start text:name="__RefHeading__3637_1641962404"/>Hỗ trợ đóng BHXH, BHYT và BHTN<text:bookmark-end text:name="__RefHeading__3637_1641962404"/></text:h>
      <text:p text:style-name="P21">Công ty hỗ trợ 100% tiền đóng BHXH, BHYT, BHTN cho người lao động theo mức lương thỏa thuận trên HĐLĐ.</text:p>
      <text:h text:style-name="P45" text:outline-level="1"><text:bookmark-start text:name="__RefHeading__3639_1641962404"/>Chính sách thai sản<text:bookmark-end text:name="__RefHeading__3639_1641962404"/></text:h>
      <text:list xml:id="list30654372" text:continue-numbering="true" text:style-name="L1">
        <text:list-item>
          <text:list>
            <text:list-item>
              <text:p text:style-name="P52">Khi nhân viên nữ mang thai: </text:p>
              <text:list>
                <text:list-item>
                  <text:p text:style-name="P61">Nhân viên nữ được nghỉ <text:span text:style-name="T14">tối đa 5 lần để khám thai. Thời gian nghỉ cho mỗi lần khám</text:span> là 1 ngày với <text:span text:style-name="T14">các trường hợp thai bình thường, 2 ngày cho trường hợp thai bệnh lý.</text:span></text:p>
                  <text:list>
                    <text:list-item>
                      <text:p text:style-name="P53">Nhân viên vẫn được hưởng 100% lương thực lãnh cho thời gian nghỉ này.</text:p>
                    </text:list-item>
                    <text:list-item>
                      <text:p text:style-name="P53">Thời gian nghỉ hưởng chế độ này không kể ngày nghỉ Lễ, nghỉ Tết, ngày nghỉ hàng tuần. </text:p>
                    </text:list-item>
                    <text:list-item>
                      <text:p text:style-name="P54">Điều kiện hưởng: đang tham gia BHXH</text:p>
                    </text:list-item>
                  </text:list>
                </text:list-item>
                <text:list-item>
                  <text:p text:style-name="P54">Nhân viên nữ khi mang thai từ tháng thứ 07 trở đi, thời gian làm việc là 35 giờ/tuần, từ thứ hai đến thứ sáu 7 giờ/ngày.</text:p>
                </text:list-item>
              </text:list>
            </text:list-item>
            <text:list-item>
              <text:p text:style-name="P52">Khi nhân viên nam có vợ sinh con:</text:p>
              <text:list>
                <text:list-item>
                  <text:p text:style-name="P54">Công ty sẽ thăm hỏi với phong bì trị giá 500.000 VNĐ. </text:p>
                  <text:list>
                    <text:list-item>
                      <text:p text:style-name="P54">Lưu ý: Nếu vợ và chồng cùng là nhân viên Công ty thì chỉ áp dụng chính sách này cho một người.</text:p>
                    </text:list-item>
                  </text:list>
                </text:list-item>
                <text:list-item>
                  <text:p text:style-name="P54">Nhân viên nam có vợ sinh con được nghỉ:</text:p>
                  <text:list>
                    <text:list-item>
                      <text:p text:style-name="P54">05 ngày làm việc nếu vợ sinh thường; 07 ngày làm việc nếu vợ sinh con phải phẫu thuật hoặc sinh con dưới 32 tuần tuổi.<text:tab/></text:p>
                    </text:list-item>
                    <text:list-item>
                      <text:p text:style-name="P54">10 ngày làm việc nếu vợ sinh đôi, sinh ba trở lên cứ mỗi con sẽ được nghỉ thêm 03 ngày làm việc. Nếu vợ sinh đôi mà phải phẫu thuật thì được nghỉ 14 ngày làm việc.<text:tab/></text:p>
                    </text:list-item>
                    <text:list-item>
                      <text:p text:style-name="P54">Thời gian nghỉ hưởng chế độ này không kể ngày nghỉ Lễ, nghỉ Tết, ngày nghỉ hàng tuần. (Lưu ý: Thời gian nghỉ hưởng chế độ này được tính trong khoảng thời gian 30 ngày đầu kể từ ngày vợ sinh con) </text:p>
                    </text:list-item>
                    <text:list-item>
                      <text:p text:style-name="P54">Nhân viên vẫn được hưởng 100% lương thực lãnh cho thời gian nghỉ này.</text:p>
                    </text:list-item>
                    <text:list-item>
                      <text:p text:style-name="P54"><text:soft-page-break/>Điều kiện hưởng: đang tham gia BHXH</text:p>
                    </text:list-item>
                  </text:list>
                </text:list-item>
                <text:list-item>
                  <text:p text:style-name="P54">Trợ cấp một lần khi sinh con:</text:p>
                  <text:list>
                    <text:list-item>
                      <text:p text:style-name="P54">Nếu mẹ không tham gia BHXH và chỉ có cha tham gia BHXH thì cha được hưởng trợ cấp một lần cho mỗi con bằng 02 lần mức lương cơ sở tại tháng sinh con.</text:p>
                    </text:list-item>
                    <text:list-item>
                      <text:p text:style-name="P54">Điều kiện hưởng: Phải đóng BHXH từ đủ 6 tháng trong thời gian 12 tháng trước khi vợ sinh con,</text:p>
                    </text:list-item>
                  </text:list>
                </text:list-item>
              </text:list>
            </text:list-item>
            <text:list-item>
              <text:p text:style-name="P52">Khi nhân viên nữ sinh con </text:p>
              <text:list>
                <text:list-item>
                  <text:p text:style-name="P54">Công ty sẽ thăm hỏi với phong bì trị giá 500.000 VNĐ. </text:p>
                  <text:list>
                    <text:list-item>
                      <text:p text:style-name="P54">Lưu ý: Nếu vợ và chồng cùng là nhân viên Công ty thì chỉ áp dụng chính sách này cho một người.</text:p>
                    </text:list-item>
                  </text:list>
                </text:list-item>
                <text:list-item>
                  <text:p text:style-name="P54">Nhân viên nữ được nghỉ trước và sau khi sinh 6 tháng. Trong đó thời gian nghỉ trước khi sinh không quá 2 tháng. Sinh đôi trở lên, cứ mỗi con nghỉ thêm 1 tháng.</text:p>
                  <text:list>
                    <text:list-item>
                      <text:p text:style-name="P54">Thời gian nghỉ hưởng chế độ này tính cả ngày nghỉ lễ, nghỉ Tết, ngày nghỉ hàng tuần. </text:p>
                    </text:list-item>
                    <text:list-item>
                      <text:p text:style-name="P54">Nhân viên nữ khi muốn quay trở lại làm việc trước hạn phải nghỉ đủ ít nhất 04 tháng sau khi sinh con. Khi quay lại làm việc phải báo trước cho Công ty và được sự đồng ý của Công ty.</text:p>
                    </text:list-item>
                    <text:list-item>
                      <text:p text:style-name="P54">Điều kiện hưởng: Phải đóng BHXH từ đủ 6 tháng trong thời gian 12 tháng trước khi sinh con; trường hợp được chỉ định nghỉ dưỡng thai thì phải đóng BHXH từ đủ 3 tháng trở lên trong thời gian 12 tháng trước khi sinh con.</text:p>
                    </text:list-item>
                  </text:list>
                </text:list-item>
                <text:list-item>
                  <text:p text:style-name="P54">Nhân viên nữ sinh con được hưởng trợ cấp thai sản như sau:</text:p>
                  <text:list>
                    <text:list-item>
                      <text:p text:style-name="P54">Phần do BHXH chi trả: </text:p>
                      <text:list>
                        <text:list-item>
                          <text:p text:style-name="P54">Bằng 100% mức bình quân đóng BHXH 6 tháng liền kề gần nhất (trước khi nghỉ sinh con) x số tháng nghỉ.</text:p>
                        </text:list-item>
                        <text:list-item>
                          <text:p text:style-name="P54">Ngay khi BHXH hoàn tất việc duyệt hồ sơ và chi trả chế độ (chuyển về tài khoản của Công ty), Công ty sẽ giải ngân một lần cho nhân viên. </text:p>
                        </text:list-item>
                        <text:list-item>
                          <text:p text:style-name="P54">Điều kiện hưởng: Phải đóng BHXH từ đủ 6 tháng trong thời gian 12 tháng trước khi sinh con.</text:p>
                        </text:list-item>
                      </text:list>
                    </text:list-item>
                    <text:list-item>
                      <text:p text:style-name="P54">Phần do Công ty chi trả:</text:p>
                      <text:list>
                        <text:list-item>
                          <text:p text:style-name="P54">Công ty trợ cấp thêm để tổng phần do Công ty và BHXH trợ cấp sẽ bằng 100% mức thu nhập thực lãnh (tại thời điểm nhân viên nghỉ sinh con) x số tháng nghỉ.</text:p>
                        </text:list-item>
                        <text:list-item>
                          <text:p text:style-name="P54">Phần trợ cấp này sẽ được Công ty chi trả hàng tháng kể từ thời gian người lao động bắt đầu nghỉ hưởng chế độ.</text:p>
                        </text:list-item>
                        <text:list-item>
                          <text:p text:style-name="P54">Điều kiện hưởng: Làm việc tại Công ty từ 1.5 năm trở lên. Ngoài ra, trường hợp sinh con từ lần thứ 2 trở lên (tính từ thời điểm bắt đầu làm việc tại Công ty) thì mỗi lần phải cách nhau ít nhất 2.5 năm (từ thời điểm đi làm lại sau khi nghỉ thai sản lần 1 đến thời điểm nghỉ thai sản lần 2).</text:p>
                        </text:list-item>
                      </text:list>
                    </text:list-item>
                  </text:list>
                </text:list-item>
                <text:list-item>
                  <text:p text:style-name="P54">Trợ cấp một lần khi sinh con:</text:p>
                  <text:list>
                    <text:list-item>
                      <text:p text:style-name="P55">Nhân viên nữ sinh con thì được trợ cấp một lần cho mỗi con bằng 02 lần mức lương cơ sở tại tháng sinh con. </text:p>
                    </text:list-item>
                    <text:list-item>
                      <text:p text:style-name="P56">Điều kiện hưởng: Phải đóng BHXH từ đủ 6 tháng trong thời gian 12 tháng trước khi sinh con; trường hợp được chỉ định nghỉ dưỡng thai thì phải đóng BHXH từ đủ 3 tháng trở lên trong thời gian 12 tháng trước khi sinh con.</text:p>
                    </text:list-item>
                  </text:list>
                </text:list-item>
                <text:list-item>
                  <text:p text:style-name="P54">Nhân viên nữ ngay sau thời gian hưởng chế độ thai sản, trong khoảng thời gian 30 ngày đầu làm việc <text:soft-page-break/>mà sức khỏe chưa phục hồi thì được nghỉ dưỡng sức, phục hồi sức khỏe:<text:tab/><text:tab/></text:p>
                  <text:list>
                    <text:list-item>
                      <text:p text:style-name="P54">Số ngày nghỉ:</text:p>
                      <text:list>
                        <text:list-item>
                          <text:p text:style-name="P54">Tối đa 10 ngày nếu sinh một lần từ hai con trở lên;<text:tab/></text:p>
                        </text:list-item>
                        <text:list-item>
                          <text:p text:style-name="P54">Tối đa 7 ngày đối nếu sinh con phải phẩu thuật;<text:tab/></text:p>
                        </text:list-item>
                        <text:list-item>
                          <text:p text:style-name="P54">Tối đa 5 ngày với các trường hợp khác.<text:tab/></text:p>
                        </text:list-item>
                      </text:list>
                    </text:list-item>
                    <text:list-item>
                      <text:p text:style-name="P54">Thời gian nghỉ hưởng chế độ này tính cả ngày nghỉ lễ, nghỉ Tết, ngày nghỉ hàng tuần.</text:p>
                    </text:list-item>
                    <text:list-item>
                      <text:p text:style-name="P54">Nhân viên được hưởng 30% mức lương cơ sở cho thời gian nghỉ này.</text:p>
                    </text:list-item>
                  </text:list>
                </text:list-item>
                <text:list-item>
                  <text:p text:style-name="P54">Nhân viên nữ trong thời gian nuôi con dưới 12 tháng tuổi, được nghỉ mỗi ngày 60 phút trong thời gian làm việc. Thời gian nghỉ vẫn được hưởng đủ tiền lương.</text:p>
                </text:list-item>
              </text:list>
            </text:list-item>
          </text:list>
        </text:list-item>
      </text:list>
      <text:h text:style-name="P46" text:outline-level="2"><text:bookmark-start text:name="__RefHeading__3641_1641962404"/>Chính sách hỗ trợ cơm trưa, cơm tăng ca.<text:bookmark-end text:name="__RefHeading__3641_1641962404"/></text:h>
      <text:list xml:id="list30656871" text:continue-numbering="true" text:style-name="L1">
        <text:list-item>
          <text:list>
            <text:list-item>
              <text:p text:style-name="P34">Công ty hỗ trợ tiền ăn trưa cho một nhân viên là 25,000 VND/ ngày làm việc.</text:p>
            </text:list-item>
            <text:list-item>
              <text:p text:style-name="P34">Công ty sẽ giải ngân tiền ăn trưa bằng tiền mặt vào tuần đầu tiên của tháng sau.</text:p>
            </text:list-item>
          </text:list>
        </text:list-item>
      </text:list>
      <text:h text:style-name="P46" text:outline-level="2"><text:bookmark-start text:name="__RefHeading__3643_1641962404"/>Chính sách hỗ trợ tiền gửi xe<text:bookmark-end text:name="__RefHeading__3643_1641962404"/></text:h>
      <text:list xml:id="list30674386" text:continue-numbering="true" text:style-name="L1">
        <text:list-item>
          <text:list>
            <text:list-item>
              <text:p text:style-name="P28">Công ty hỗ trợ 100% chi phí gửi xe tại bãi gửi xe của tòa nhà.</text:p>
            </text:list-item>
            <text:list-item>
              <text:p text:style-name="P28">Những trường hợp khi chưa có thẻ gửi xe sẽ được công ty hoàn trả toàn bộ chi phí gửi xe tính tới thời điểm có thẻ xe.</text:p>
            </text:list-item>
            <text:list-item>
              <text:p text:style-name="P28">Lưu ý: Công ty chỉ thanh toán tối đa một ngày một lượt gửi xe cho tất cả nhân viên chưa có thẻ xe, ngoại trừ trường hợp nhân viên phải ra ngoài nhiều lần vì mục đích công việc yêu cầu.</text:p>
            </text:list-item>
          </text:list>
        </text:list-item>
      </text:list>
      <text:h text:style-name="P46" text:outline-level="2"><text:bookmark-start text:name="__RefHeading__919_1614706238"/>Chính sách hiếu hỷ<text:bookmark-end text:name="__RefHeading__919_1614706238"/></text:h>
      <text:list xml:id="list30661437" text:continue-numbering="true" text:style-name="L1">
        <text:list-item>
          <text:list>
            <text:list-item>
              <text:p text:style-name="P28">Trường hợp nhân viên kết hôn:</text:p>
              <text:list>
                <text:list-item>
                  <text:p text:style-name="P29">Công ty gửi phong bì chúc mừng trị giá 1.000.000<text:span text:style-name="T4"> </text:span><text:span text:style-name="T1">VND/nhân viên/lần</text:span></text:p>
                  <text:list>
                    <text:list-item>
                      <text:p text:style-name="P30">Lưu ý: Nếu 2 nhân viên Công ty kết hôn với nhau thì áp dụng chính sách này cho cả 2 người: Công ty sẽ gửi phong bì chúc mừng trị giá 2.000.000 VNĐ</text:p>
                    </text:list-item>
                  </text:list>
                </text:list-item>
                <text:list-item>
                  <text:p text:style-name="P32"><text:span text:style-name="T13">Công ty sẽ cố gắng tạo điều kiện để đại diện BGĐ, người quản lý trực tiếp và nhân viên Công ty </text:span><text:span text:style-name="T11">tới tham dự và chúc mừng đám cưới</text:span><text:span text:style-name="T10">.</text:span></text:p>
                </text:list-item>
              </text:list>
            </text:list-item>
            <text:list-item>
              <text:p text:style-name="P33">Trường hợp tang lễ:</text:p>
              <text:list>
                <text:list-item>
                  <text:p text:style-name="P31">Nếu nhân viên Công ty qua đời: Công ty sẽ cùng gia đình tổ chức tang lễ.</text:p>
                </text:list-item>
                <text:list-item>
                  <text:p text:style-name="P31">Nếu là bố mẹ (ruột), vợ chồng, con của nhân viên qua đời:</text:p>
                  <text:list>
                    <text:list-item>
                      <text:p text:style-name="P29"><text:span text:style-name="T1">Công ty sẽ gửi vòng hoa, phúng điếu trị giá 1.000.000 VND và cử đại diện tới chia buồn nếu </text:span><text:span text:style-name="T6">khu </text:span><text:span text:style-name="T6">vực địa lý thuộc thành phố Hồ Chí Minh và một số tỉnh lân cận nhưng không vượt quá bán kính 100 km tính từ thành phố Hồ Chí Minh.</text:span></text:p>
                    </text:list-item>
                    <text:list-item>
                      <text:p text:style-name="P28"><text:span text:style-name="T2">Công ty sẽ gửi điện hoa (nếu có thể) và phúng điếu trị giá 1.000.000</text:span><text:span text:style-name="T3"> </text:span><text:span text:style-name="T2">VND đ</text:span><text:span text:style-name="T1">ối với các tỉnh, thành </text:span><text:span text:style-name="T1">phố khác.</text:span></text:p>
                    </text:list-item>
                  </text:list>
                </text:list-item>
                <text:list-item>
                  <text:p text:style-name="P30">Nếu là bố mẹ (vợ/chồng), anh chị em ruột, ông bà của nhân viên qua đời:</text:p>
                  <text:list>
                    <text:list-item>
                      <text:p text:style-name="P30">Công ty sẽ gửi vòng hoa, phúng điếu trị giá 500.000 VND và cử đại diện tới chia buồn nếu khu vực địa lý nằm trong phạm vi thành phố Hồ Chí Minh.</text:p>
                    </text:list-item>
                    <text:list-item>
                      <text:p text:style-name="P30"><text:soft-page-break/>Công ty sẽ gửi điện hoa (nếu có thể) và phúng điếu trị giá 500.000 VND đối với các tỉnh, thành phố còn lại.</text:p>
                    </text:list-item>
                  </text:list>
                </text:list-item>
              </text:list>
            </text:list-item>
            <text:list-item>
              <text:p text:style-name="P35">Trường hợp bị tai nạn</text:p>
              <text:list>
                <text:list-item>
                  <text:p text:style-name="P35"><text:span text:style-name="T5">Nếu nhân viên Công ty hoặc bố mẹ (ruột), vợ chồng, con của nhân viên Công ty bị tai nạn:</text:span>Công ty sẽ thăm hỏi và có thể có hỗ trợ tùy từng trường hợp cụ thể.</text:p>
                </text:list-item>
              </text:list>
            </text:list-item>
            <text:list-item>
              <text:p text:style-name="P35">Trường hợp ốm đau</text:p>
              <text:list>
                <text:list-item>
                  <text:p text:style-name="P36">Nếu nhân viên Công ty hoặc bố mẹ (ruột), vợ chồng, con của nhân viên Công ty ốm đau: Công ty sẽ thăm hỏi và có thể có hỗ trợ tùy từng trường hợp cụ thể.</text:p>
                </text:list-item>
              </text:list>
            </text:list-item>
          </text:list>
        </text:list-item>
      </text:list>
      <text:h text:style-name="P47" text:outline-level="2"><text:bookmark-start text:name="__RefHeading__1419_697325572"/>Lương tháng 13<text:bookmark-end text:name="__RefHeading__1419_697325572"/></text:h>
      <text:list xml:id="list30647279" text:continue-numbering="true" text:style-name="L1">
        <text:list-item>
          <text:list>
            <text:list-item>
              <text:p text:style-name="P37">Là khoản thưởng dựa trên cống hiến, thời gian làm việc và sự gắn bó của nhân viên đối với Công ty</text:p>
            </text:list-item>
            <text:list-item>
              <text:p text:style-name="P37">Lương tháng 13 được tính dựa trên tổng lương trong năm dương lịch, từ 01/01 – 31/12 dương lịch (tổng lương tất cả các tháng nhân viên đã nhận được trong năm đó) chia cho 12.</text:p>
            </text:list-item>
            <text:list-item>
              <text:p text:style-name="P37">Điều kiện nhận thưởng:</text:p>
              <text:list>
                <text:list-item>
                  <text:p text:style-name="P37">Nhân viên sẽ được nhận lương thưởng tháng 13 nếu vẫn làm việc ở Công ty tối thiểu 1 tháng kể từ ngày làm việc trở lại sau lịch nghỉ Tết chính thức của Công ty</text:p>
                </text:list-item>
              </text:list>
            </text:list-item>
            <text:list-item>
              <text:p text:style-name="P37">Tổng lương đề cập ở trên <text:span text:style-name="T4">bao gồm cả </text:span>lương trong thời gian thử việc.</text:p>
            </text:list-item>
            <text:list-item>
              <text:p text:style-name="P38"><text:span text:style-name="T1">Tổng lương trên </text:span><text:span text:style-name="T4">không bao gồm </text:span><text:span text:style-name="T1">các khoản sau:</text:span></text:p>
              <text:list>
                <text:list-item>
                  <text:p text:style-name="P37">Các khoản thưởng ngoài lương (nếu có).</text:p>
                </text:list-item>
                <text:list-item>
                  <text:p text:style-name="P37">Các khoản trợ cấp khác ngoài lương (nếu có), ví dụ: đi lại, điện thoại, …</text:p>
                </text:list-item>
                <text:list-item>
                  <text:p text:style-name="P37">Lương được hưởng theo chế độ thai sản trong thời gian nghỉ thai sản.</text:p>
                </text:list-item>
                <text:list-item>
                  <text:p text:style-name="P50">Nếu có thời gian nghỉ do tai nạn lao động, bệnh nghề nghiệp cộng dồn quá 6 tháng, lương trong thời gian nghỉ từ tháng thứ 6 (cộng dồn) trở đi sẽ không được tính trong tổng lương trên.</text:p>
                </text:list-item>
                <text:list-item>
                  <text:p text:style-name="P57">Nếu có thời gian nghỉ do ốm đau cộng dồn quá 2 tháng, lương trong thời gian nghỉ từ tháng thứ 2 (cộng dồn) trở đi sẽ không được tính trong tổng lương trên.</text:p>
                </text:list-item>
              </text:list>
            </text:list-item>
          </text:list>
        </text:list-item>
      </text:list>
      <text:h text:style-name="P48" text:outline-level="2">Chính sách thưởng theo thâm niên làm việc</text:h>
      <text:list xml:id="list30667843" text:continue-numbering="true" text:style-name="L1">
        <text:list-item>
          <text:list>
            <text:list-item>
              <text:p text:style-name="P38">Là khoản thưởng nhằm ghi nhận sự đóng góp và gắn bó của nhân viên với Công ty</text:p>
            </text:list-item>
            <text:list-item>
              <text:p text:style-name="P59">Thời gian làm việc được tính thưởng thâm niên </text:p>
              <text:list>
                <text:list-item>
                  <text:p text:style-name="P58">Loại 3 năm: tương ứng với tối thiểu 34 tháng làm việc</text:p>
                </text:list-item>
                <text:list-item>
                  <text:p text:style-name="P58">Loại 5 năm: tương ứng với tối thiểu 58 tháng làm việc</text:p>
                </text:list-item>
                <text:list-item>
                  <text:p text:style-name="P58">Loại 7 năm: tương ứng với tối thiểu 82 tháng làm việc</text:p>
                </text:list-item>
              </text:list>
            </text:list-item>
            <text:list-item>
              <text:p text:style-name="P51">Lưu ý:</text:p>
              <text:list>
                <text:list-item>
                  <text:p text:style-name="P58">Tháng làm việc được tính vào thâm niên của nhân viên khi nhân viên có số ngày làm việc trong tháng lớn hơn 1/2 tổng số ngày làm việc của tháng đó.</text:p>
                </text:list-item>
                <text:list-item>
                  <text:p text:style-name="P60"><text:soft-page-break/><text:span text:style-name="T7">Tổng số tháng làm việc để xét thưởng thâm niên </text:span><text:span text:style-name="T8">không bao gồm </text:span><text:span text:style-name="T7">tháng bắt đầu làm việc </text:span><text:span text:style-name="T8">và</text:span><text:span text:style-name="T7"> tháng tại thời điểm xét thưởng. Thời điểm xét thưởng diễn ra 1 lần trong năm, thường vào tháng 8, là dịp kỉ niệm Sinh nhật Công ty.</text:span></text:p>
                </text:list-item>
                <text:list-item>
                  <text:p text:style-name="P58">Điều kiện để được xét thưởng là nhân viên không có <text:span text:style-name="T4">xin nghỉ việc</text:span> trước thời điểm tiến hành trao thưởng, nghĩa là thời điểm bắt đầu<text:span text:style-name="T4"> thông báo xin nghỉ việc</text:span> (nếu có) phải sau thời điểm trao thưởng.</text:p>
                </text:list-item>
                <text:list-item>
                  <text:p text:style-name="P58">Đối với mỗi loại thì nhân viên chỉ nhận thưởng 1 lần.</text:p>
                </text:list-item>
              </text:list>
            </text:list-item>
            <text:list-item>
              <text:p text:style-name="P58">Mức thưởng: hấp dẫn, tùy theo thâm niên làm việc của nhân viên và tình hình kinh doanh của Công ty tại thời điểm khen thưởng</text:p>
            </text:list-item>
          </text:list>
        </text:list-item>
      </text:list>
      <text:h text:style-name="P49" text:outline-level="2"><text:span text:style-name="T9">Chính</text:span><text:span text:style-name="T3"> sách khác</text:span></text:h>
      <text:list xml:id="list30674051" text:continue-numbering="true" text:style-name="L1">
        <text:list-item>
          <text:list>
            <text:list-item>
              <text:p text:style-name="P40">Khám sức khỏe định kỳ mỗi năm</text:p>
            </text:list-item>
            <text:list-item>
              <text:p text:style-name="P41">Tham gia các event chính thức do Công ty / Department / CLB tổ chức, ví dụ:</text:p>
              <text:list>
                <text:list-item>
                  <text:p text:style-name="P40">Company Trip, Year End Party, Sinh nhật công ty, Trung thu,..</text:p>
                </text:list-item>
                <text:list-item>
                  <text:p text:style-name="P40">Event cho con của nhân viên nhân dịp lễ 1/6</text:p>
                </text:list-item>
                <text:list-item>
                  <text:p text:style-name="P40">Các event dành cho nhân viên nữ nhân ngày 8/3, 20/10</text:p>
                </text:list-item>
                <text:list-item>
                  <text:p text:style-name="P40">Các hoạt động vui chơi, du lịch, … do từng department tổ chức (Công ty h<text:span text:style-name="T12">ỗ trợ quỹ team building của các department: 100,000 VNĐ / nhân viên / 2 tháng)</text:span></text:p>
                </text:list-item>
                <text:list-item>
                  <text:p text:style-name="P39">Các hoạt động vui chơi, du lịch, … do CLB tổ chức hoặc các hoạt động vui chơi đột xuất khác</text:p>
                </text:list-item>
              </text:list>
            </text:list-item>
            <text:list-item>
              <text:p text:style-name="P40">Tham gia các CLB trong Công ty: Thể thao, Anh Văn,...</text:p>
            </text:list-item>
            <text:list-item>
              <text:p text:style-name="P39">Quà sinh nhật (Hàng tháng, Công ty giải ngân tiền cho các department quản lý và tổ chức mừng sinh nhật cho nhân viên trong department: 200,000 VNĐ / nhân viê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charset="x-symbol"/>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Segoe UI" svg:font-family="'Segoe UI'"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333366"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background-color="transparent"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OA_Chính_Sach_Phúc_Lợi_6_0</text:file-name><text:tab/></text:p>
      </style:header>
      <style:footer>
        <text:p text:style-name="MP3">Copyright © 2014, NUS Technology. All Rights Reserved.<text:tab/><text:page-number text:select-page="current">8</text:page-number></text:p>
      </style:footer>
    </style:master-page>
    <style:master-page style:name="Landscape_20_Page" style:display-name="Landscape Page" style:page-layout-name="Mpm4" style:next-style-name="Content_20_Page">
      <style:header>
        <text:p text:style-name="MP4"><text:file-name text:display="name">NUS_OA_Chính_Sach_Phúc_Lợi_6_0</text:file-name></text:p>
      </style:header>
      <style:footer>
        <text:p text:style-name="MP5">Copyright © 2014, NUS Technology JSC. All Rights Reserved.<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3DT6H30S</meta:editing-duration>
    <meta:editing-cycles>305</meta:editing-cycles>
    <meta:generator>OpenOffice/4.1.5$Win32 OpenOffice.org_project/415m1$Build-9789</meta:generator>
    <meta:creation-date>2014-04-24T16:17:09.24</meta:creation-date>
    <dc:date>2018-12-13T10:46:28.82</dc:date>
    <meta:document-statistic meta:table-count="5" meta:image-count="0" meta:object-count="0" meta:page-count="8" meta:paragraph-count="185" meta:word-count="2566" meta:character-count="11516"/>
    <meta:user-defined meta:name="Info 1"/>
    <meta:user-defined meta:name="Info 2"/>
    <meta:user-defined meta:name="Info 3"/>
    <meta:user-defined meta:name="Info 4"/>
  </office:meta>
</office:document-meta>
</file>